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0d375"/>
    </style:style>
    <style:style style:name="P2" style:family="paragraph" style:parent-style-name="Standard">
      <style:text-properties officeooo:paragraph-rsid="0011db89"/>
    </style:style>
    <style:style style:name="P3" style:family="paragraph" style:parent-style-name="Standard">
      <style:text-properties officeooo:paragraph-rsid="001302a4"/>
    </style:style>
    <style:style style:name="P4" style:family="paragraph" style:parent-style-name="Standard">
      <style:text-properties officeooo:paragraph-rsid="001ab7f8"/>
    </style:style>
    <style:style style:name="P5" style:family="paragraph" style:parent-style-name="Standard">
      <style:text-properties officeooo:paragraph-rsid="0010d375"/>
    </style:style>
    <style:style style:name="P6" style:family="paragraph" style:parent-style-name="Standard">
      <style:text-properties officeooo:paragraph-rsid="001be50f"/>
    </style:style>
    <style:style style:name="P7" style:family="paragraph" style:parent-style-name="Standard">
      <style:text-properties officeooo:paragraph-rsid="001e6c5e"/>
    </style:style>
    <style:style style:name="P8" style:family="paragraph">
      <loext:graphic-properties draw:fill="solid" draw:fill-color="#bee3d3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in" fo:margin-right="0in" fo:margin-top="0in" fo:margin-bottom="0in" fo:line-height="100%" fo:text-indent="0in"/>
    </style:style>
    <style:style style:name="P10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in" fo:margin-right="0in" fo:margin-top="0in" fo:margin-bottom="0in" fo:line-height="100%" fo:text-align="center" fo:text-indent="0in"/>
    </style:style>
    <style:style style:name="P12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59c5c7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59c5c7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bee3d3" draw:textarea-horizontal-align="justify" draw:textarea-vertical-align="middle" draw:auto-grow-height="false" fo:min-height="1.0016in" fo:min-width="1.7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016in" fo:min-width="0.9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016in" fo:min-width="0.3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016in" fo:min-width="0.4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dash" draw:stroke-dash="_32__20_Dots_20_1_20_Dash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dash" draw:stroke-dash="_32__20_Dots_20_1_20_Dash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016in" fo:min-width="0.3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style:run-through="foreground" style:wrap="none" style:wrap-contour-mode="full" style:vertical-pos="from-top" style:vertical-rel="paragraph" style:horizontal-pos="from-left" style:horizontal-rel="paragraph"/>
    </style:style>
    <style:style style:name="gr1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bee3d3" draw:textarea-horizontal-align="justify" draw:textarea-vertical-align="middle" draw:auto-grow-height="false" fo:min-height="1.0016in" fo:min-width="1.7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bee3d3" draw:textarea-horizontal-align="justify" draw:textarea-vertical-align="middle" draw:auto-grow-height="false" fo:min-height="1.0016in" fo:min-width="1.7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016in" fo:min-width="0.9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016in" fo:min-width="0.3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016in" fo:min-width="0.4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dash" draw:stroke-dash="_32__20_Dots_20_1_20_Dash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DN openresty 容器化，reload配置，服务零中断方案</text:p>
      <text:p text:style-name="Standard"/>
      <text:p text:style-name="Standard"/>
      <text:p text:style-name="Standard">cdn openresty 对普通用户提供访问入口，为了减少访问流量对回源率，必须提高openresty的可靠率。当更新配置文件对时候，也能正常提供服务，不中断。</text:p>
      <text:p text:style-name="Standard"/>
      <text:p text:style-name="Standard"><draw:g text:anchor-type="paragraph" draw:z-index="4" draw:name="Shape1" draw:style-name="gr1"><draw:custom-shape draw:style-name="gr2" draw:text-style-name="P8" svg:width="1.9504in" svg:height="1.1004in" svg:x="2.1in" svg:y="0.9752in"><text:p/><draw:enhanced-geometry svg:viewBox="0 0 21600 21600" draw:type="rectangle" draw:enhanced-path="M 0 0 L 21600 0 21600 21600 0 21600 0 0 Z N"/></draw:custom-shape><draw:custom-shape draw:style-name="gr2" draw:text-style-name="P8" svg:width="1.9504in" svg:height="1.1004in" svg:x="0in" svg:y="0.9752in"><text:p/><draw:enhanced-geometry svg:viewBox="0 0 21600 21600" draw:type="rectangle" draw:enhanced-path="M 0 0 L 21600 0 21600 21600 0 21600 0 0 Z N"/></draw:custom-shape><draw:custom-shape draw:style-name="gr4" draw:text-style-name="P12" xml:id="id14" draw:id="id14" svg:width="1.1004in" svg:height="0.4004in" svg:x="1.45in" svg:y="0.0008in"><text:p text:style-name="P11"><text:span text:style-name="T1">lvs</text:span></text:p><draw:enhanced-geometry svg:viewBox="0 0 21600 21600" draw:type="rectangle" draw:enhanced-path="M 0 0 L 21600 0 21600 21600 0 21600 0 0 Z N"/></draw:custom-shape><draw:custom-shape draw:style-name="gr5" draw:text-style-name="P12" xml:id="id15" draw:id="id15" svg:width="0.5504in" svg:height="0.4004in" svg:x="0.4744in" svg:y="1.1898in"><text:p text:style-name="P11"><text:span text:style-name="T1">or</text:span></text:p><draw:enhanced-geometry svg:viewBox="0 0 21600 21600" draw:type="rectangle" draw:enhanced-path="M 0 0 L 21600 0 21600 21600 0 21600 0 0 Z N"/></draw:custom-shape><draw:custom-shape draw:style-name="gr6" draw:text-style-name="P12" xml:id="id16" draw:id="id16" svg:width="0.6004in" svg:height="0.4004in" svg:x="2.3291in" svg:y="1.1508in"><text:p text:style-name="P11"><text:span text:style-name="T1">or</text:span></text:p><draw:enhanced-geometry svg:viewBox="0 0 21600 21600" draw:type="rectangle" draw:enhanced-path="M 0 0 L 21600 0 21600 21600 0 21600 0 0 Z N"/></draw:custom-shape><draw:connector draw:style-name="gr8" draw:text-style-name="P13" draw:type="line" svg:x1="2in" svg:y1="0.4008in" svg:x2="0.7492in" svg:y2="1.1898in" draw:start-shape="id14" draw:start-glue-point="2" draw:end-shape="id15" draw:end-glue-point="0" svg:d="M5080 1018l-3177 2004" svg:viewBox="0 0 3179 2006"><text:p/></draw:connector><draw:connector draw:style-name="gr8" draw:text-style-name="P13" draw:type="line" svg:x1="2in" svg:y1="0.4008in" svg:x2="2.6291in" svg:y2="1.1508in" draw:start-shape="id14" draw:start-glue-point="2" draw:end-shape="id16" draw:end-glue-point="0" svg:d="M5080 1018l1598 1905" svg:viewBox="0 0 1600 1907"><text:p/></draw:connector></draw:g></text:p>
      <text:p text:style-name="Standard"/>
      <text:p text:style-name="Standard">在运行在服务器中，没有容器化的时候，可以使用 nginx -s reload 命令进行无中断的进行更新配置文件。</text:p>
      <text:p text:style-name="Standard"/>
      <text:p text:style-name="Standard">容器化以后，虽然可以进入到容器里面，使用nginx -s reload 进行更新配置文件，但是这样不符合pod 版本更新的规范，只能 是临时验证的使用方式。</text:p>
      <text:p text:style-name="Standard"/>
      <text:p text:style-name="Standard"/>
      <text:p text:style-name="P1">为了达到更新pod的方式，来reload配置文件，同时满足业务零中断。这里加入lvs，对流量进行调度。</text:p>
      <text:p text:style-name="P6">当需要更新配置文件对时候，首先更新lvs配置，对需要更新配置的pod所在对服务器上，停止新的请求。</text:p>
      <text:p text:style-name="P1"/>
      <text:p text:style-name="P1"><draw:g text:anchor-type="paragraph" draw:z-index="3" draw:name="Shape5" draw:style-name="gr10"><draw:custom-shape draw:style-name="gr11" draw:text-style-name="P8" svg:width="1.9504in" svg:height="1.1004in" svg:x="0in" svg:y="0.9752in"><text:p/><draw:enhanced-geometry svg:viewBox="0 0 21600 21600" draw:type="rectangle" draw:enhanced-path="M 0 0 L 21600 0 21600 21600 0 21600 0 0 Z N"/></draw:custom-shape><draw:custom-shape draw:style-name="gr12" draw:text-style-name="P8" svg:width="1.9504in" svg:height="1.1004in" svg:x="2.1in" svg:y="0.9752in"><text:p/><draw:enhanced-geometry svg:viewBox="0 0 21600 21600" draw:type="rectangle" draw:enhanced-path="M 0 0 L 21600 0 21600 21600 0 21600 0 0 Z N"/></draw:custom-shape><draw:custom-shape draw:style-name="gr13" draw:text-style-name="P12" xml:id="id11" draw:id="id11" svg:width="1.1004in" svg:height="0.4004in" svg:x="1.45in" svg:y="0.0008in"><text:p text:style-name="P11"><text:span text:style-name="T1">lvs</text:span></text:p><draw:enhanced-geometry svg:viewBox="0 0 21600 21600" draw:type="rectangle" draw:enhanced-path="M 0 0 L 21600 0 21600 21600 0 21600 0 0 Z N"/></draw:custom-shape><draw:custom-shape draw:style-name="gr14" draw:text-style-name="P12" xml:id="id12" draw:id="id12" svg:width="0.5504in" svg:height="0.4004in" svg:x="0.4744in" svg:y="1.1898in"><text:p text:style-name="P11"><text:span text:style-name="T1">or</text:span></text:p><draw:enhanced-geometry svg:viewBox="0 0 21600 21600" draw:type="rectangle" draw:enhanced-path="M 0 0 L 21600 0 21600 21600 0 21600 0 0 Z N"/></draw:custom-shape><draw:custom-shape draw:style-name="gr15" draw:text-style-name="P12" xml:id="id13" draw:id="id13" svg:width="0.6004in" svg:height="0.4004in" svg:x="2.3291in" svg:y="1.1508in"><text:p text:style-name="P11"><text:span text:style-name="T1">or</text:span></text:p><draw:enhanced-geometry svg:viewBox="0 0 21600 21600" draw:type="rectangle" draw:enhanced-path="M 0 0 L 21600 0 21600 21600 0 21600 0 0 Z N"/></draw:custom-shape><draw:connector draw:style-name="gr16" draw:text-style-name="P13" draw:type="line" svg:x1="2in" svg:y1="0.4008in" svg:x2="0.7492in" svg:y2="1.1898in" draw:start-shape="id11" draw:start-glue-point="2" draw:end-shape="id12" draw:end-glue-point="0" svg:d="M5080 1018l-3177 2004" svg:viewBox="0 0 3179 2006"><text:p/></draw:connector><draw:connector draw:style-name="gr17" draw:text-style-name="P13" draw:type="line" svg:x1="2in" svg:y1="0.4008in" svg:x2="2.6291in" svg:y2="1.1508in" draw:start-shape="id11" draw:start-glue-point="2" draw:end-shape="id13" draw:end-glue-point="0" svg:d="M5080 1018l1598 1905" svg:viewBox="0 0 1600 1907"><text:p/></draw:connector></draw:g></text:p>
      <text:p text:style-name="P1"/>
      <text:p text:style-name="P1"/>
      <text:p text:style-name="P1"/>
      <text:p text:style-name="P4">然后对pod的yaml配置中加入perstop处理，运行nginx -s quit，释放该pod里面对openresty监听对网络端口。同时，保证pod里面正在处理对业务可以正常完成处理。</text:p>
      <text:p text:style-name="P2"/>
      <text:p text:style-name="P2"><draw:g text:anchor-type="paragraph" draw:z-index="0" draw:name="Shape2" draw:style-name="gr1"><draw:custom-shape draw:style-name="gr2" draw:text-style-name="P8" svg:width="1.9504in" svg:height="1.1004in" svg:x="0.1146in" svg:y="0.9764in"><text:p/><draw:enhanced-geometry svg:viewBox="0 0 21600 21600" draw:type="rectangle" draw:enhanced-path="M 0 0 L 21600 0 21600 21600 0 21600 0 0 Z N"/></draw:custom-shape><draw:frame draw:style-name="gr3" draw:text-style-name="P10" svg:width="1.5504in" svg:height="0.4004in" svg:x="0.2646in" svg:y="1.602in"><draw:text-box><text:p text:style-name="P9"><text:span text:style-name="T1">Ngi</text:span><text:span text:style-name="T1">nx </text:span><text:span text:style-name="T1">-</text:span><text:span text:style-name="T1">quit</text:span></text:p></draw:text-box></draw:frame><draw:custom-shape draw:style-name="gr2" draw:text-style-name="P8" svg:width="1.9504in" svg:height="1.1004in" svg:x="2.2146in" svg:y="0.9764in"><text:p/><draw:enhanced-geometry svg:viewBox="0 0 21600 21600" draw:type="rectangle" draw:enhanced-path="M 0 0 L 21600 0 21600 21600 0 21600 0 0 Z N"/></draw:custom-shape><draw:custom-shape draw:style-name="gr4" draw:text-style-name="P12" xml:id="id1" draw:id="id1" svg:width="1.1004in" svg:height="0.4004in" svg:x="1.5646in" svg:y="0.002in"><text:p text:style-name="P11"><text:span text:style-name="T1">lvs</text:span></text:p><draw:enhanced-geometry svg:viewBox="0 0 21600 21600" draw:type="rectangle" draw:enhanced-path="M 0 0 L 21600 0 21600 21600 0 21600 0 0 Z N"/></draw:custom-shape><draw:custom-shape draw:style-name="gr5" draw:text-style-name="P12" xml:id="id2" draw:id="id2" svg:width="0.5504in" svg:height="0.4004in" svg:x="0.589in" svg:y="1.1909in"><text:p text:style-name="P11"><text:span text:style-name="T1">or</text:span></text:p><draw:enhanced-geometry svg:viewBox="0 0 21600 21600" draw:type="rectangle" draw:enhanced-path="M 0 0 L 21600 0 21600 21600 0 21600 0 0 Z N"/></draw:custom-shape><draw:custom-shape draw:style-name="gr6" draw:text-style-name="P12" xml:id="id3" draw:id="id3" svg:width="0.6004in" svg:height="0.4004in" svg:x="2.4437in" svg:y="1.152in"><text:p text:style-name="P11"><text:span text:style-name="T1">or</text:span></text:p><draw:enhanced-geometry svg:viewBox="0 0 21600 21600" draw:type="rectangle" draw:enhanced-path="M 0 0 L 21600 0 21600 21600 0 21600 0 0 Z N"/></draw:custom-shape><draw:connector draw:style-name="gr7" draw:text-style-name="P13" draw:type="line" svg:x1="2.1146in" svg:y1="0.402in" svg:x2="0.8638in" svg:y2="1.1909in" draw:start-shape="id1" draw:start-glue-point="2" draw:end-shape="id2" draw:end-glue-point="0" svg:d="M5371 1021l-3177 2004" svg:viewBox="0 0 3179 2006"><text:p/></draw:connector><draw:connector draw:style-name="gr8" draw:text-style-name="P13" draw:type="line" svg:x1="2.1146in" svg:y1="0.402in" svg:x2="2.7437in" svg:y2="1.152in" draw:start-shape="id1" draw:start-glue-point="2" draw:end-shape="id3" draw:end-glue-point="0" svg:d="M5371 1021l1598 1905" svg:viewBox="0 0 1600 1907"><text:p/></draw:connector></draw:g><text:soft-page-break/></text:p>
      <text:p text:style-name="P3"/>
      <text:p text:style-name="P3">然后k8s 的调度逻辑会拉起新的pod，里面的openresty <text:s text:c="2"/>加载新的配置文件。</text:p>
      <text:p text:style-name="P3"><draw:g text:anchor-type="paragraph" draw:z-index="1" draw:name="Shape3" draw:style-name="gr1"><draw:custom-shape draw:style-name="gr2" draw:text-style-name="P8" svg:width="1.9504in" svg:height="1.1004in" svg:x="0in" svg:y="0.9752in"><text:p/><draw:enhanced-geometry svg:viewBox="0 0 21600 21600" draw:type="rectangle" draw:enhanced-path="M 0 0 L 21600 0 21600 21600 0 21600 0 0 Z N"/></draw:custom-shape><draw:custom-shape draw:style-name="gr2" draw:text-style-name="P8" svg:width="1.9504in" svg:height="1.1004in" svg:x="2.1in" svg:y="0.9752in"><text:p/><draw:enhanced-geometry svg:viewBox="0 0 21600 21600" draw:type="rectangle" draw:enhanced-path="M 0 0 L 21600 0 21600 21600 0 21600 0 0 Z N"/></draw:custom-shape><draw:custom-shape draw:style-name="gr4" draw:text-style-name="P12" xml:id="id4" draw:id="id4" svg:width="1.1004in" svg:height="0.4004in" svg:x="1.45in" svg:y="0.0008in"><text:p text:style-name="P11"><text:span text:style-name="T1">lvs</text:span></text:p><draw:enhanced-geometry svg:viewBox="0 0 21600 21600" draw:type="rectangle" draw:enhanced-path="M 0 0 L 21600 0 21600 21600 0 21600 0 0 Z N"/></draw:custom-shape><draw:custom-shape draw:style-name="gr9" draw:text-style-name="P14" xml:id="id5" draw:id="id5" svg:width="0.5504in" svg:height="0.4004in" svg:x="0.4744in" svg:y="1.1898in"><text:p text:style-name="P11"><text:span text:style-name="T2">or</text:span></text:p><draw:enhanced-geometry svg:viewBox="0 0 21600 21600" draw:type="rectangle" draw:enhanced-path="M 0 0 L 21600 0 21600 21600 0 21600 0 0 Z N"/></draw:custom-shape><draw:custom-shape draw:style-name="gr6" draw:text-style-name="P12" xml:id="id6" draw:id="id6" svg:width="0.6004in" svg:height="0.4004in" svg:x="2.3291in" svg:y="1.1508in"><text:p text:style-name="P11"><text:span text:style-name="T1">or</text:span></text:p><draw:enhanced-geometry svg:viewBox="0 0 21600 21600" draw:type="rectangle" draw:enhanced-path="M 0 0 L 21600 0 21600 21600 0 21600 0 0 Z N"/></draw:custom-shape><draw:connector draw:style-name="gr7" draw:text-style-name="P13" draw:type="line" svg:x1="2in" svg:y1="0.4008in" svg:x2="0.7492in" svg:y2="1.1898in" draw:start-shape="id4" draw:start-glue-point="2" draw:end-shape="id5" draw:end-glue-point="0" svg:d="M5080 1018l-3177 2004" svg:viewBox="0 0 3179 2006"><text:p/></draw:connector><draw:connector draw:style-name="gr8" draw:text-style-name="P13" draw:type="line" svg:x1="2in" svg:y1="0.4008in" svg:x2="2.6291in" svg:y2="1.1508in" draw:start-shape="id4" draw:start-glue-point="2" draw:end-shape="id6" draw:end-glue-point="0" svg:d="M5080 1018l1598 1905" svg:viewBox="0 0 1600 1907"><text:p/></draw:connector><draw:custom-shape draw:style-name="gr5" draw:text-style-name="P12" xml:id="id7" draw:id="id7" svg:width="0.5504in" svg:height="0.4004in" svg:x="1.2in" svg:y="1.2008in"><text:p text:style-name="P11"><text:span text:style-name="T1">or</text:span></text:p><draw:enhanced-geometry svg:viewBox="0 0 21600 21600" draw:type="rectangle" draw:enhanced-path="M 0 0 L 21600 0 21600 21600 0 21600 0 0 Z N"/></draw:custom-shape><draw:connector draw:style-name="gr8" draw:text-style-name="P13" draw:type="line" svg:x1="2in" svg:y1="0.4008in" svg:x2="1.4752in" svg:y2="1.2008in" draw:start-shape="id4" draw:start-glue-point="2" draw:end-shape="id7" draw:end-glue-point="0" svg:d="M5080 1018l-1333 2032" svg:viewBox="0 0 1335 2034"><text:p/></draw:connector></draw:g></text:p>
      <text:p text:style-name="P3"/>
      <text:p text:style-name="P3"/>
      <text:p text:style-name="P3"/>
      <text:p text:style-name="P3"/>
      <text:p text:style-name="P3">新的pod的服务正常后，再恢复lvs的配置，使新的请求调度到该pod上，对外提供服务。</text:p>
      <text:p text:style-name="P3"><draw:g text:anchor-type="paragraph" draw:z-index="2" draw:name="Shape4" draw:style-name="gr1"><draw:custom-shape draw:style-name="gr2" draw:text-style-name="P8" svg:width="1.9504in" svg:height="1.1004in" svg:x="0in" svg:y="0.9752in"><text:p/><draw:enhanced-geometry svg:viewBox="0 0 21600 21600" draw:type="rectangle" draw:enhanced-path="M 0 0 L 21600 0 21600 21600 0 21600 0 0 Z N"/></draw:custom-shape><draw:custom-shape draw:style-name="gr2" draw:text-style-name="P8" svg:width="1.9504in" svg:height="1.1004in" svg:x="2.1in" svg:y="0.9752in"><text:p/><draw:enhanced-geometry svg:viewBox="0 0 21600 21600" draw:type="rectangle" draw:enhanced-path="M 0 0 L 21600 0 21600 21600 0 21600 0 0 Z N"/></draw:custom-shape><draw:custom-shape draw:style-name="gr4" draw:text-style-name="P12" xml:id="id8" draw:id="id8" svg:width="1.1004in" svg:height="0.4004in" svg:x="1.45in" svg:y="0.0008in"><text:p text:style-name="P11"><text:span text:style-name="T1">lvs</text:span></text:p><draw:enhanced-geometry svg:viewBox="0 0 21600 21600" draw:type="rectangle" draw:enhanced-path="M 0 0 L 21600 0 21600 21600 0 21600 0 0 Z N"/></draw:custom-shape><draw:custom-shape draw:style-name="gr9" draw:text-style-name="P14" svg:width="0.5504in" svg:height="0.4004in" svg:x="0.4744in" svg:y="1.1898in"><text:p text:style-name="P11"><text:span text:style-name="T2">or</text:span></text:p><draw:enhanced-geometry svg:viewBox="0 0 21600 21600" draw:type="rectangle" draw:enhanced-path="M 0 0 L 21600 0 21600 21600 0 21600 0 0 Z N"/></draw:custom-shape><draw:custom-shape draw:style-name="gr6" draw:text-style-name="P12" xml:id="id9" draw:id="id9" svg:width="0.6004in" svg:height="0.4004in" svg:x="2.3291in" svg:y="1.1508in"><text:p text:style-name="P11"><text:span text:style-name="T1">or</text:span></text:p><draw:enhanced-geometry svg:viewBox="0 0 21600 21600" draw:type="rectangle" draw:enhanced-path="M 0 0 L 21600 0 21600 21600 0 21600 0 0 Z N"/></draw:custom-shape><draw:connector draw:style-name="gr8" draw:text-style-name="P13" draw:type="line" svg:x1="2in" svg:y1="0.4008in" svg:x2="2.6291in" svg:y2="1.1508in" draw:start-shape="id8" draw:start-glue-point="2" draw:end-shape="id9" draw:end-glue-point="0" svg:d="M5080 1018l1598 1905" svg:viewBox="0 0 1600 1907"><text:p/></draw:connector><draw:custom-shape draw:style-name="gr5" draw:text-style-name="P12" xml:id="id10" draw:id="id10" svg:width="0.5504in" svg:height="0.4004in" svg:x="1.2in" svg:y="1.2008in"><text:p text:style-name="P11"><text:span text:style-name="T1">or</text:span></text:p><draw:enhanced-geometry svg:viewBox="0 0 21600 21600" draw:type="rectangle" draw:enhanced-path="M 0 0 L 21600 0 21600 21600 0 21600 0 0 Z N"/></draw:custom-shape><draw:connector draw:style-name="gr8" draw:text-style-name="P13" draw:type="line" svg:x1="2in" svg:y1="0.4008in" svg:x2="1.4752in" svg:y2="1.2008in" draw:start-shape="id8" draw:start-glue-point="2" draw:end-shape="id10" draw:end-glue-point="0" svg:d="M5080 1018l-1333 2032" svg:viewBox="0 0 1335 2034"><text:p/></draw:connector></draw:g></text:p>
      <text:p text:style-name="P3"/>
      <text:p text:style-name="Standard">更新配置文件对整个过程中，集群对外的服务都是正常的，新老的服务请求都可以正常的零中断的处理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_32__20_Dots_20_1_20_Dash" draw:display-name="2 Dots 1 Dash" draw:style="rect" draw:dots1="2" draw:dots2="1" draw:dots2-length="0.0453in" draw:distance="0.045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4:32:49.014113052</meta:creation-date>
    <dc:date>2020-05-07T14:06:49.762766105</dc:date>
    <meta:editing-duration>PT20H45M40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2" meta:paragraph-count="10" meta:word-count="440" meta:character-count="576" meta:non-whitespace-character-count="557"/>
  </office:meta>
</office:document-meta>
</file>